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ace" officeooo:paragraph-rsid="001c4ac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text-properties officeooo:rsid="001c4ace" officeooo:paragraph-rsid="001c4ace"/>
    </style:style>
    <style:style style:name="P4" style:family="paragraph" style:parent-style-name="Text_20_body">
      <style:text-properties officeooo:rsid="001c4ace" officeooo:paragraph-rsid="001c4ace"/>
    </style:style>
    <style:style style:name="T1" style:family="text">
      <style:text-properties officeooo:rsid="001cacb3"/>
    </style:style>
    <style:style style:name="T2" style:family="text">
      <style:text-properties officeooo:rsid="001f34da"/>
    </style:style>
    <style:style style:name="T3" style:family="text">
      <style:text-properties officeooo:rsid="001fbd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Latin Ameri<text:span text:style-name="T2">ca</text:span></text:h>
      <text:p text:style-name="P1"/>
      <text:p text:style-name="P1">Near equatorial <text:span text:style-name="T1">and other </text:span><text:span text:style-name="T3">countries of </text:span><text:span text:style-name="T1">Latin </text:span>America</text:p>
      <text:p text:style-name="P1"/>
      <text:p text:style-name="P4">Auyaska experience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34:31.628273779</meta:creation-date>
    <dc:date>2026-01-06T21:55:54.310972426</dc:date>
    <meta:editing-duration>PT3M24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12" meta:character-count="83" meta:non-whitespace-character-count="74"/>
  </office:meta>
</office:document-meta>
</file>